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60000001B92C8D3C71DDD9BAE.png" manifest:media-type="image/png"/>
  <manifest:file-entry manifest:full-path="Pictures/100002010000002B00000026D10A542E7BB3D445.png" manifest:media-type="image/png"/>
  <manifest:file-entry manifest:full-path="Pictures/100002010000002A0000002504BDE2A578C86951.png" manifest:media-type="image/png"/>
  <manifest:file-entry manifest:full-path="Pictures/100002010000002B000000265E4A1C5E3EED2297.png" manifest:media-type="image/png"/>
  <manifest:file-entry manifest:full-path="Pictures/100002010000002B00000026159DB90DD35837A9.png" manifest:media-type="image/png"/>
  <manifest:file-entry manifest:full-path="Pictures/100002010000002B00000026F6544E825FB40EB6.png" manifest:media-type="image/png"/>
  <manifest:file-entry manifest:full-path="Pictures/10000201000000430000001B7FB0699CC3D4CF02.png" manifest:media-type="image/png"/>
  <manifest:file-entry manifest:full-path="Pictures/100002010000002B00000026FC64E54B31E2F779.png" manifest:media-type="image/png"/>
  <manifest:file-entry manifest:full-path="Pictures/100002010000002B0000002696F5261389A548AE.png" manifest:media-type="image/png"/>
  <manifest:file-entry manifest:full-path="Pictures/100002010000002B0000002611B282E7FB40059E.png" manifest:media-type="image/png"/>
  <manifest:file-entry manifest:full-path="Pictures/100002010000002B00000026214FFC3E89003F4E.png" manifest:media-type="image/png"/>
  <manifest:file-entry manifest:full-path="Pictures/100002010000002B00000026BC3C4C007F0723CF.png" manifest:media-type="image/png"/>
  <manifest:file-entry manifest:full-path="Pictures/100002010000002B0000002610DFF16C03A6F29C.png" manifest:media-type="image/png"/>
  <manifest:file-entry manifest:full-path="Pictures/100002010000002B0000002625EFAB3EB311CA84.png" manifest:media-type="image/png"/>
  <manifest:file-entry manifest:full-path="Pictures/100002010000002A000000266D11441765375D75.png" manifest:media-type="image/png"/>
  <manifest:file-entry manifest:full-path="Pictures/100002010000002B000000268755AE556A96B954.png" manifest:media-type="image/png"/>
  <manifest:file-entry manifest:full-path="Pictures/100002010000002B00000026BACECEF32273CAF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stroke="none" svg:stroke-color="#000000" draw:fill="none" draw:fill-color="#ffffff" fo:min-height="1.423cm"/>
    </style:style>
    <style:style style:name="gr2" style:family="graphic" style:parent-style-name="Default_5f_1">
      <style:graphic-properties draw:stroke="none" svg:stroke-color="#000000" draw:fill="none" draw:fill-color="#ffffff" fo:min-height="2.134cm"/>
    </style:style>
    <style:style style:name="gr3" style:family="graphic" style:parent-style-name="Default_5f_1">
      <style:graphic-properties draw:stroke="none" svg:stroke-color="#000000" draw:fill="none" draw:fill-color="#ffffff" fo:min-height="0.766cm"/>
    </style:style>
    <style:style style:name="gr4" style:family="graphic" style:parent-style-name="Object_20_without_20_fill_5f_1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Object_20_without_20_fill_5f_1">
      <style:graphic-properties svg:stroke-width="0.106cm" svg:stroke-color="#ed1c24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51cm" svg:stroke-color="#000000" draw:marker-start-width="0.356cm" draw:marker-end="Circle" draw:marker-end-width="0.356cm" draw:fill="none" draw:fill-color="#ffffff" fo:min-height="13.782cm" fo:padding-top="0.151cm" fo:padding-bottom="0.151cm" fo:padding-left="0.276cm" fo:padding-right="0.276cm"/>
    </style:style>
    <style:style style:name="gr9" style:family="graphic" style:parent-style-name="standard">
      <style:graphic-properties draw:stroke="solid" svg:stroke-width="0.051cm" svg:stroke-color="#000000" draw:marker-start-width="0.355cm" draw:marker-end="Circle" draw:marker-end-width="0.355cm" draw:fill="none" draw:fill-color="#ffffff" fo:min-height="10.227cm" fo:padding-top="0.15cm" fo:padding-bottom="0.15cm" fo:padding-left="0.275cm" fo:padding-right="0.27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ed1c24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e181e" fo:text-shadow="1pt 1pt" style:text-underline-style="none"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font-name="Symbol" fo:text-shadow="1pt 1pt" fo:font-weight="bold" style:font-name-asian="Symbol" style:font-weight-asian="bold" style:font-name-complex="Symbol" style:font-weight-complex="bold"/>
    </style:style>
    <style:style style:name="T7" style:family="text">
      <style:text-properties style:font-name="Liberation Sans" fo:text-shadow="1pt 1pt" fo:font-weight="bold" style:font-name-asian="Symbol" style:font-weight-asian="bold" style:font-name-complex="Symbol" style:font-weight-complex="bold"/>
    </style:style>
    <style:style style:name="T8" style:family="text">
      <style:text-properties fo:text-shadow="1pt 1pt" fo:font-weight="bold" style:font-weight-asian="bold" style:font-weight-complex="bold"/>
    </style:style>
    <style:style style:name="T9" style:family="text">
      <style:text-properties fo:text-shadow="none" fo:font-weight="normal" style:font-weight-asian="normal" style:font-weight-complex="normal"/>
    </style:style>
    <style:style style:name="T10" style:family="text">
      <style:text-properties fo:text-shadow="none"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fo:text-shadow="1pt 1pt" style:text-underline-style="none"/>
    </style:style>
    <style:style style:name="T12" style:family="text">
      <style:text-properties style:font-name="Liberation Sans1" fo:text-shadow="none" fo:font-weight="normal" style:font-name-asian="Symbol" style:font-weight-asian="normal" style:font-name-complex="Symbol" style:font-weight-complex="normal"/>
    </style:style>
    <style:style style:name="T13" style:family="text">
      <style:text-properties fo:text-shadow="none" style:text-underline-style="none" fo:font-weight="normal" style:font-weight-asian="normal" style:font-weight-complex="normal"/>
    </style:style>
    <style:style style:name="T14" style:family="text">
      <style:text-properties style:font-name="Symbol" fo:font-style="normal" fo:text-shadow="1pt 1pt" fo:font-weight="bold" style:font-name-asian="Symbol" style:font-style-asian="normal" style:font-weight-asian="bold" style:font-name-complex="Symbol" style:font-style-complex="normal" style:font-weight-complex="bold"/>
    </style:style>
    <style:style style:name="T15" style:family="text">
      <style:text-properties fo:font-style="italic" fo:text-shadow="1pt 1pt" fo:font-weight="bold" style:font-style-asian="italic" style:font-weight-asian="bold" style:font-style-complex="italic" style:font-weight-complex="bold"/>
    </style:style>
    <style:style style:name="T1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223cm" svg:height="1.673cm" svg:x="14.32cm" svg:y="6.193cm">
          <draw:text-box>
            <text:p><text:span text:style-name="T1">Free Select</text:span></text:p>
            <text:p><text:span text:style-name="T1">Tool </text:span><text:span text:style-name="T2">[F]</text:span></text:p>
          </draw:text-box>
        </draw:frame>
        <draw:frame draw:style-name="gr2" draw:text-style-name="P2" draw:layer="layout" svg:width="6.223cm" svg:height="2.384cm" svg:x="14.422cm" svg:y="9.389cm">
          <draw:text-box>
            <text:p><text:span text:style-name="T3">Makes free</text:span></text:p>
            <text:p><text:span text:style-name="T3">hand selections</text:span></text:p>
            <text:p><text:span text:style-name="T3"/></text:p>
          </draw:text-box>
        </draw:frame>
        <draw:frame draw:style-name="gr1" draw:text-style-name="P1" draw:layer="layout" svg:width="6.223cm" svg:height="1.673cm" svg:x="7.95cm" svg:y="21.62cm">
          <draw:text-box>
            <text:p><text:span text:style-name="T1">Text Tool</text:span></text:p>
            <text:p><text:span text:style-name="T2">[T]</text:span></text:p>
          </draw:text-box>
        </draw:frame>
        <draw:frame draw:style-name="gr3" draw:text-style-name="P2" draw:layer="layout" svg:width="6.223cm" svg:height="1.016cm" svg:x="7.963cm" svg:y="25.015cm">
          <draw:text-box>
            <text:p><text:span text:style-name="T3">Adds text</text:span></text:p>
          </draw:text-box>
        </draw:frame>
        <draw:line draw:style-name="gr4" draw:text-style-name="P3" draw:layer="layout" svg:x1="1cm" svg:y1="1cm" svg:x2="20.59cm" svg:y2="1cm">
          <text:p/>
        </draw:line>
        <draw:line draw:style-name="gr4" draw:text-style-name="P3" draw:layer="layout" svg:x1="1cm" svg:y1="6.08cm" svg:x2="20.59cm" svg:y2="6.08cm">
          <text:p/>
        </draw:line>
        <draw:line draw:style-name="gr4" draw:text-style-name="P3" draw:layer="layout" svg:x1="1cm" svg:y1="11.16cm" svg:x2="20.59cm" svg:y2="11.16cm">
          <text:p/>
        </draw:line>
        <draw:line draw:style-name="gr4" draw:text-style-name="P3" draw:layer="layout" svg:x1="1cm" svg:y1="16.24cm" svg:x2="20.59cm" svg:y2="16.24cm">
          <text:p/>
        </draw:line>
        <draw:line draw:style-name="gr4" draw:text-style-name="P3" draw:layer="layout" svg:x1="1cm" svg:y1="21.32cm" svg:x2="20.59cm" svg:y2="21.32cm">
          <text:p/>
        </draw:line>
        <draw:frame draw:style-name="gr1" draw:text-style-name="P1" draw:layer="layout" svg:width="6.223cm" svg:height="1.673cm" svg:x="1.227cm" svg:y="1.111cm">
          <draw:text-box>
            <text:p><text:span text:style-name="T1">Bucket Tool </text:span><text:span text:style-name="T2">[Shift+B]</text:span></text:p>
          </draw:text-box>
        </draw:frame>
        <draw:frame draw:style-name="gr1" draw:text-style-name="P2" draw:layer="layout" svg:width="6.223cm" svg:height="1.673cm" svg:x="1.129cm" svg:y="4.307cm">
          <draw:text-box>
            <text:p><text:span text:style-name="T3">Fills selection w/ color or pattern</text:span></text:p>
          </draw:text-box>
        </draw:frame>
        <draw:line draw:style-name="gr5" draw:text-style-name="P3" draw:layer="layout" svg:x1="1cm" svg:y1="1cm" svg:x2="1cm" svg:y2="26.94cm">
          <text:p/>
        </draw:line>
        <draw:line draw:style-name="gr5" draw:text-style-name="P3" draw:layer="layout" svg:x1="7.35cm" svg:y1="1cm" svg:x2="7.35cm" svg:y2="26.94cm">
          <text:p/>
        </draw:line>
        <draw:line draw:style-name="gr4" draw:text-style-name="P3" draw:layer="layout" svg:x1="13.7cm" svg:y1="1cm" svg:x2="13.7cm" svg:y2="26.94cm">
          <text:p/>
        </draw:line>
        <draw:line draw:style-name="gr5" draw:text-style-name="P3" draw:layer="layout" svg:x1="20.55cm" svg:y1="1cm" svg:x2="20.59cm" svg:y2="26.94cm">
          <text:p/>
        </draw:line>
        <draw:line draw:style-name="gr4" draw:text-style-name="P3" draw:layer="layout" svg:x1="1cm" svg:y1="26.94cm" svg:x2="20.59cm" svg:y2="26.94cm">
          <text:p/>
        </draw:line>
        <draw:frame draw:style-name="gr1" draw:text-style-name="P1" draw:layer="layout" svg:width="6.223cm" svg:height="1.673cm" svg:x="7.948cm" svg:y="1cm">
          <draw:text-box>
            <text:p><text:span text:style-name="T1">Clone Tool</text:span></text:p>
            <text:p><text:span text:style-name="T2">[C]</text:span></text:p>
          </draw:text-box>
        </draw:frame>
        <draw:frame draw:style-name="gr1" draw:text-style-name="P2" draw:layer="layout" svg:width="6.223cm" svg:height="1.673cm" svg:x="7.65cm" svg:y="4.296cm">
          <draw:text-box>
            <text:p><text:span text:style-name="T3">Copies precise</text:span></text:p>
            <text:p><text:span text:style-name="T3">textures &amp; colors</text:span></text:p>
          </draw:text-box>
        </draw:frame>
        <draw:frame draw:style-name="gr1" draw:text-style-name="P1" draw:layer="layout" svg:width="6.223cm" svg:height="1.673cm" svg:x="14.1cm" svg:y="1.022cm">
          <draw:text-box>
            <text:p><text:span text:style-name="T1">Color Picker</text:span></text:p>
            <text:p><text:span text:style-name="T1">Tool </text:span><text:span text:style-name="T2">[O]</text:span></text:p>
          </draw:text-box>
        </draw:frame>
        <draw:frame draw:style-name="gr1" draw:text-style-name="P2" draw:layer="layout" svg:width="6.223cm" svg:height="1.673cm" svg:x="14.118cm" svg:y="4.307cm">
          <draw:text-box>
            <text:p><text:span text:style-name="T3">Copies colors from</text:span></text:p>
            <text:p><text:span text:style-name="T3">anywhere on screen</text:span></text:p>
          </draw:text-box>
        </draw:frame>
        <draw:frame draw:style-name="gr1" draw:text-style-name="P1" draw:layer="layout" svg:width="6.523cm" svg:height="1.673cm" svg:x="1.427cm" svg:y="6.18cm">
          <draw:text-box>
            <text:p><text:span text:style-name="T1">Crop Tool</text:span></text:p>
            <text:p><text:span text:style-name="T2">[Shift+C]</text:span></text:p>
          </draw:text-box>
        </draw:frame>
        <draw:frame draw:style-name="gr1" draw:text-style-name="P2" draw:layer="layout" svg:width="6.223cm" svg:height="1.673cm" svg:x="1.446cm" svg:y="9.466cm">
          <draw:text-box>
            <text:p><text:span text:style-name="T3">Crops images &amp; layers</text:span></text:p>
          </draw:text-box>
        </draw:frame>
        <draw:frame draw:style-name="gr1" draw:text-style-name="P1" draw:layer="layout" svg:width="6.223cm" svg:height="1.673cm" svg:x="7.759cm" svg:y="6.28cm">
          <draw:text-box>
            <text:p><text:span text:style-name="T1">Erase Tool </text:span><text:span text:style-name="T2">[Shift+E]</text:span></text:p>
          </draw:text-box>
        </draw:frame>
        <draw:frame draw:style-name="gr3" draw:text-style-name="P2" draw:layer="layout" svg:width="6.223cm" svg:height="1.016cm" svg:x="7.777cm" svg:y="9.565cm">
          <draw:text-box>
            <text:p><text:span text:style-name="T3">Deletes free hand</text:span></text:p>
          </draw:text-box>
        </draw:frame>
        <draw:frame draw:style-name="gr1" draw:text-style-name="P1" draw:layer="layout" svg:width="6.223cm" svg:height="1.673cm" svg:x="1.314cm" svg:y="11.272cm">
          <draw:text-box>
            <text:p><text:span text:style-name="T1">Fuzzy Select </text:span></text:p>
            <text:p><text:span text:style-name="T1">Tool </text:span><text:span text:style-name="T2">[U]</text:span></text:p>
          </draw:text-box>
        </draw:frame>
        <draw:frame draw:style-name="gr1" draw:text-style-name="P2" draw:layer="layout" svg:width="6.223cm" svg:height="1.673cm" svg:x="1.327cm" svg:y="14.467cm">
          <draw:text-box>
            <text:p><text:span text:style-name="T3">Selects continuous</text:span></text:p>
            <text:p><text:span text:style-name="T3">regions of color</text:span></text:p>
          </draw:text-box>
        </draw:frame>
        <draw:frame draw:style-name="gr1" draw:text-style-name="P2" draw:layer="layout" svg:width="6.223cm" svg:height="1.673cm" svg:x="7.668cm" svg:y="14.445cm">
          <draw:text-box>
            <text:p><text:span text:style-name="T3">Moves objects or layers </text:span></text:p>
          </draw:text-box>
        </draw:frame>
        <draw:frame draw:style-name="gr1" draw:text-style-name="P1" draw:layer="layout" svg:width="6.223cm" svg:height="1.673cm" svg:x="7.65cm" svg:y="11.26cm">
          <draw:text-box>
            <text:p><text:span text:style-name="T1">Move Tool</text:span></text:p>
            <text:p><text:span text:style-name="T2">[M]</text:span></text:p>
          </draw:text-box>
        </draw:frame>
        <draw:frame draw:style-name="gr1" draw:text-style-name="P1" draw:layer="layout" svg:width="6.223cm" svg:height="1.673cm" svg:x="14.114cm" svg:y="11.329cm">
          <draw:text-box>
            <text:p><text:span text:style-name="T1">Paint Brush</text:span></text:p>
            <text:p><text:span text:style-name="T1">Tool </text:span><text:span text:style-name="T2">[P]</text:span></text:p>
          </draw:text-box>
        </draw:frame>
        <draw:frame draw:style-name="gr3" draw:text-style-name="P2" draw:layer="layout" svg:width="6.223cm" svg:height="1.016cm" svg:x="14.127cm" svg:y="14.624cm">
          <draw:text-box>
            <text:p><text:span text:style-name="T3">Paints free hand</text:span></text:p>
          </draw:text-box>
        </draw:frame>
        <draw:frame draw:style-name="gr1" draw:text-style-name="P1" draw:layer="layout" svg:width="6.223cm" svg:height="1.673cm" svg:x="1.197cm" svg:y="16.394cm">
          <draw:text-box>
            <text:p><text:span text:style-name="T1">Paths Tool</text:span></text:p>
            <text:p><text:span text:style-name="T2">[B]</text:span></text:p>
          </draw:text-box>
        </draw:frame>
        <draw:frame draw:style-name="gr1" draw:text-style-name="P2" draw:layer="layout" svg:width="6.223cm" svg:height="1.673cm" svg:x="1.215cm" svg:y="19.579cm">
          <draw:text-box>
            <text:p><text:span text:style-name="T3">Creates persistent</text:span></text:p>
            <text:p><text:span text:style-name="T3">shapes &amp; lines </text:span></text:p>
          </draw:text-box>
        </draw:frame>
        <draw:frame draw:style-name="gr2" draw:text-style-name="P2" draw:layer="layout" svg:width="5.879cm" svg:height="2.384cm" svg:x="7.821cm" svg:y="19.588cm">
          <draw:text-box>
            <text:p><text:span text:style-name="T3">Makes / selects rectangles</text:span></text:p>
          </draw:text-box>
        </draw:frame>
        <draw:frame draw:style-name="gr1" draw:text-style-name="P1" draw:layer="layout" svg:width="6.223cm" svg:height="1.673cm" svg:x="7.808cm" svg:y="16.393cm">
          <draw:text-box>
            <text:p><text:span text:style-name="T1">Rectangle Tool</text:span></text:p>
            <text:p><text:span text:style-name="T2">[R]</text:span></text:p>
          </draw:text-box>
        </draw:frame>
        <draw:frame draw:style-name="gr1" draw:text-style-name="P1" draw:layer="layout" svg:width="6.69cm" svg:height="1.673cm" svg:x="14.107cm" svg:y="16.392cm">
          <draw:text-box>
            <text:p><text:span text:style-name="T1">Scale Tool</text:span></text:p>
            <text:p><text:span text:style-name="T2">[Shift+T]</text:span></text:p>
          </draw:text-box>
        </draw:frame>
        <draw:frame draw:style-name="gr1" draw:text-style-name="P2" draw:layer="layout" svg:width="6.223cm" svg:height="1.673cm" svg:x="14.32cm" svg:y="19.587cm">
          <draw:text-box>
            <text:p><text:span text:style-name="T3">Resizes images &amp; layers</text:span></text:p>
          </draw:text-box>
        </draw:frame>
        <draw:frame draw:style-name="gr1" draw:text-style-name="P1" draw:layer="layout" svg:width="6.223cm" svg:height="1.673cm" svg:x="1.221cm" svg:y="21.594cm">
          <draw:text-box>
            <text:p><text:span text:style-name="T1">Select by Color Tool </text:span><text:span text:style-name="T2">[Shift+O]</text:span></text:p>
          </draw:text-box>
        </draw:frame>
        <draw:frame draw:style-name="gr1" draw:text-style-name="P2" draw:layer="layout" svg:width="6.223cm" svg:height="1.673cm" svg:x="1.323cm" svg:y="24.89cm">
          <draw:text-box>
            <text:p><text:span text:style-name="T3">Selects all of a</text:span></text:p>
            <text:p><text:span text:style-name="T3">single color</text:span></text:p>
          </draw:text-box>
        </draw:frame>
        <draw:frame draw:style-name="gr3" draw:text-style-name="P2" draw:layer="layout" svg:width="6.223cm" svg:height="1.016cm" svg:x="14.422cm" svg:y="24.988cm">
          <draw:text-box>
            <text:p><text:span text:style-name="T3">Zooms in &amp; out</text:span></text:p>
          </draw:text-box>
        </draw:frame>
        <draw:frame draw:style-name="gr1" draw:text-style-name="P1" draw:layer="layout" svg:width="6.223cm" svg:height="1.673cm" svg:x="14.32cm" svg:y="21.692cm">
          <draw:text-box>
            <text:p><text:span text:style-name="T1">Zoom Tool</text:span></text:p>
            <text:p><text:span text:style-name="T2">[Z]</text:span></text:p>
          </draw:text-box>
        </draw:frame>
        <draw:frame draw:style-name="gr6" draw:text-style-name="P3" draw:layer="layout" svg:width="1.829cm" svg:height="1.6cm" svg:x="2.067cm" svg:y="7.841cm">
          <draw:image xlink:href="Pictures/100002010000002B0000002611B282E7FB40059E.png" xlink:type="simple" xlink:show="embed" xlink:actuate="onLoad">
            <text:p/>
          </draw:image>
        </draw:frame>
        <draw:frame draw:style-name="gr6" draw:text-style-name="P3" draw:layer="layout" svg:width="1.829cm" svg:height="1.6cm" svg:x="1.951cm" svg:y="2.738cm">
          <draw:image xlink:href="Pictures/100002010000002A0000002504BDE2A578C86951.png" xlink:type="simple" xlink:show="embed" xlink:actuate="onLoad">
            <text:p/>
          </draw:image>
        </draw:frame>
        <draw:frame draw:style-name="gr6" draw:text-style-name="P3" draw:layer="layout" svg:width="1.829cm" svg:height="1.6cm" svg:x="8.346cm" svg:y="2.734cm">
          <draw:image xlink:href="Pictures/100002010000002B000000265E4A1C5E3EED2297.png" xlink:type="simple" xlink:show="embed" xlink:actuate="onLoad">
            <text:p/>
          </draw:image>
        </draw:frame>
        <draw:frame draw:style-name="gr6" draw:text-style-name="P3" draw:layer="layout" svg:width="1.829cm" svg:height="1.6cm" svg:x="14.746cm" svg:y="2.734cm">
          <draw:image xlink:href="Pictures/100002010000002B00000026D10A542E7BB3D445.png" xlink:type="simple" xlink:show="embed" xlink:actuate="onLoad">
            <text:p/>
          </draw:image>
        </draw:frame>
        <draw:frame draw:style-name="gr6" draw:text-style-name="P3" draw:layer="layout" svg:width="1.829cm" svg:height="1.6cm" svg:x="8.346cm" svg:y="7.934cm">
          <draw:image xlink:href="Pictures/100002010000002B00000026FC64E54B31E2F779.png" xlink:type="simple" xlink:show="embed" xlink:actuate="onLoad">
            <text:p/>
          </draw:image>
        </draw:frame>
        <draw:frame draw:style-name="gr6" draw:text-style-name="P3" draw:layer="layout" svg:width="1.829cm" svg:height="1.6cm" svg:x="14.9cm" svg:y="7.86cm">
          <draw:image xlink:href="Pictures/100002010000002B00000026159DB90DD35837A9.png" xlink:type="simple" xlink:show="embed" xlink:actuate="onLoad">
            <text:p/>
          </draw:image>
        </draw:frame>
        <draw:frame draw:style-name="gr6" draw:text-style-name="P3" draw:layer="layout" svg:width="1.829cm" svg:height="1.6cm" svg:x="1.946cm" svg:y="12.955cm">
          <draw:image xlink:href="Pictures/100002010000002B0000002610DFF16C03A6F29C.png" xlink:type="simple" xlink:show="embed" xlink:actuate="onLoad">
            <text:p/>
          </draw:image>
        </draw:frame>
        <draw:frame draw:style-name="gr7" draw:text-style-name="P4" draw:layer="layout" svg:width="1.829cm" svg:height="1.6cm" svg:x="8.093cm" svg:y="12.958cm">
          <draw:image xlink:href="Pictures/100002010000002B00000026214FFC3E89003F4E.png" xlink:type="simple" xlink:show="embed" xlink:actuate="onLoad">
            <text:p/>
          </draw:image>
        </draw:frame>
        <draw:frame draw:style-name="gr7" draw:text-style-name="P4" draw:layer="layout" svg:width="1.829cm" svg:height="1.6cm" svg:x="14.793cm" svg:y="13.058cm">
          <draw:image xlink:href="Pictures/100002010000002B0000002696F5261389A548AE.png" xlink:type="simple" xlink:show="embed" xlink:actuate="onLoad">
            <text:p/>
          </draw:image>
        </draw:frame>
        <draw:frame draw:style-name="gr7" draw:text-style-name="P4" draw:layer="layout" svg:width="1.829cm" svg:height="1.6cm" svg:x="1.793cm" svg:y="18.079cm">
          <draw:image xlink:href="Pictures/100002010000002B0000002625EFAB3EB311CA84.png" xlink:type="simple" xlink:show="embed" xlink:actuate="onLoad">
            <text:p/>
          </draw:image>
        </draw:frame>
        <draw:frame draw:style-name="gr7" draw:text-style-name="P4" draw:layer="layout" svg:width="1.829cm" svg:height="1.651cm" svg:x="8.298cm" svg:y="18.064cm">
          <draw:image xlink:href="Pictures/100002010000002A000000266D11441765375D75.png" xlink:type="simple" xlink:show="embed" xlink:actuate="onLoad">
            <text:p/>
          </draw:image>
        </draw:frame>
        <draw:frame draw:style-name="gr7" draw:text-style-name="P4" draw:layer="layout" svg:width="1.829cm" svg:height="1.6cm" svg:x="14.793cm" svg:y="18.068cm">
          <draw:image xlink:href="Pictures/100002010000002B00000026BC3C4C007F0723CF.png" xlink:type="simple" xlink:show="embed" xlink:actuate="onLoad">
            <text:p/>
          </draw:image>
        </draw:frame>
        <draw:frame draw:style-name="gr7" draw:text-style-name="P4" draw:layer="layout" svg:width="1.829cm" svg:height="1.6cm" svg:x="1.793cm" svg:y="23.279cm">
          <draw:image xlink:href="Pictures/100002010000002B000000268755AE556A96B954.png" xlink:type="simple" xlink:show="embed" xlink:actuate="onLoad">
            <text:p/>
          </draw:image>
        </draw:frame>
        <draw:frame draw:style-name="gr7" draw:text-style-name="P4" draw:layer="layout" svg:width="1.829cm" svg:height="1.6cm" svg:x="8.45cm" svg:y="23.3cm">
          <draw:image xlink:href="Pictures/100002010000002B00000026F6544E825FB40EB6.png" xlink:type="simple" xlink:show="embed" xlink:actuate="onLoad">
            <text:p/>
          </draw:image>
        </draw:frame>
        <draw:frame draw:style-name="gr7" draw:text-style-name="P4" draw:layer="layout" svg:width="1.829cm" svg:height="1.6cm" svg:x="14.893cm" svg:y="23.379cm">
          <draw:image xlink:href="Pictures/100002010000002B00000026BACECEF32273CAFA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8" draw:text-style-name="P1" draw:layer="layout" svg:width="19.59cm" svg:height="14.084cm" svg:x="1cm" svg:y="1cm">
          <draw:text-box>
            <text:p><text:span text:style-name="T4">Phase 1: HELP!</text:span><text:span text:style-name="T5"> </text:span></text:p>
            <text:p/>
            <text:p><text:span text:style-name="T6"></text:span><text:span text:style-name="T7"> </text:span>Don’t like all those windows? Enable <text:span text:style-name="T8">Single Window Mode</text:span><text:span text:style-name="T9">:</text:span></text:p>
            <text:p><text:span text:style-name="T9"><text:tab/></text:span><text:span text:style-name="T10">W</text:span><text:span text:style-name="T9">indows &gt; Single-Window Mode</text:span></text:p>
            <text:p/>
            <text:p><text:span text:style-name="T6"> </text:span><text:span text:style-name="T8">XCF</text:span> is GIMP’s file format. You must save in .<text:span text:style-name="T8">xcf</text:span> to retain all</text:p>
            <text:p><text:tab/>layers and effects, and edit them later. You may export</text:p>
            <text:p><text:tab/>finished files to any format you like. </text:p>
            <text:p/>
            <text:p><text:span text:style-name="T6"> </text:span>If you are clicking and nothing is happening, check the </text:p>
            <text:p><text:span text:style-name="T8"><text:tab/></text:span><text:span text:style-name="T8"> <text:s text:c="22"/></text:span>of the tool you are using.</text:p>
            <text:p/>
            <text:p><text:span text:style-name="T6"> </text:span>Understand <text:s text:c="14"/>. Try:</text:p>
            <text:p><text:tab/>Creating a new layer</text:p>
            <text:p><text:tab/>Moving a layer up and down</text:p>
            <text:p><text:tab/>Duplicating a layer</text:p>
            <text:p><text:tab/>Deleting a layer</text:p>
            <text:p><text:tab/>Naming a layer</text:p>
            <text:p><text:tab/></text:p>
          </draw:text-box>
        </draw:frame>
        <draw:frame draw:style-name="gr9" draw:text-style-name="P1" draw:layer="layout" svg:width="19.59cm" svg:height="10.527cm" svg:x="1cm" svg:y="16.24cm">
          <draw:text-box>
            <text:p><text:span text:style-name="T4">Phase 2: YOU DIDN’T TEACH ME ANYTHING!</text:span><text:span text:style-name="T11"> </text:span></text:p>
            <text:p/>
            <text:p><text:span text:style-name="T6"> </text:span><text:span text:style-name="T12">Documentation:</text:span><text:span text:style-name="T6"> </text:span>https://docs.gimp.org/2.10/en</text:p>
            <text:p><text:tab/>Or <text:span text:style-name="T8">F1 </text:span><text:span text:style-name="T9">or </text:span><text:span text:style-name="T10">H</text:span><text:span text:style-name="T13">elp &gt; Help</text:span></text:p>
            <text:p/>
            <text:p><text:span text:style-name="T6"> </text:span>Youtube is your friend. Check out the channel <text:span text:style-name="T8">Photo Advanced</text:span></text:p>
            <text:p><text:span text:style-name="T8"><text:tab/></text:span>or simply search for what you need.</text:p>
            <text:p/>
            <text:p><text:span text:style-name="T6"> </text:span><text:span text:style-name="T8">GIMP Essential Training</text:span> is a five hour course from Lynda.com,</text:p>
            <text:p><text:tab/>free with your library card.</text:p>
            <text:p/>
            <text:p><text:span text:style-name="T14"> </text:span><text:span text:style-name="T15">The Book of GIMP: A Complete Guide to Nearly Everything</text:span></text:p>
            <text:p><text:span text:style-name="T15"><text:tab/></text:span><text:span text:style-name="T16">by Olivier Lacarme is free with your library card.</text:span></text:p>
            <text:p><text:tab/></text:p>
          </draw:text-box>
        </draw:frame>
        <draw:frame draw:style-name="gr6" draw:text-style-name="P3" draw:layer="layout" svg:width="2.54cm" svg:height="1.016cm" svg:x="5.41cm" svg:y="9.644cm">
          <draw:image xlink:href="Pictures/10000201000000430000001B7FB0699CC3D4CF02.png" xlink:type="simple" xlink:show="embed" xlink:actuate="onLoad">
            <text:p/>
          </draw:image>
        </draw:frame>
        <draw:frame draw:style-name="gr6" draw:text-style-name="P3" draw:layer="layout" svg:width="3.556cm" svg:height="0.94cm" svg:x="2.9cm" svg:y="8.422cm">
          <draw:image xlink:href="Pictures/10000201000000660000001B92C8D3C71DDD9BA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20_1" style:display-name="Default 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4T16:36:40.864221220</meta:creation-date>
    <dc:date>2018-05-17T09:08:25.541248036</dc:date>
    <meta:editing-duration>PT7H15M56S</meta:editing-duration>
    <meta:editing-cycles>30</meta:editing-cycles>
    <meta:generator>LibreOffice/6.0.3.2$Linux_X86_64 LibreOffice_project/00m0$Build-2</meta:generator>
    <meta:document-statistic meta:object-count="59"/>
  </office:meta>
</office:document-meta>
</file>